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3465a4" draw:marker-start-width="0.35cm" draw:marker-end-width="0.35cm" draw:fill="solid" draw:fill-color="#83ca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66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ff950e" draw:marker-start-width="0.35cm" draw:marker-end-width="0.35cm" draw:fill="solid" draw:fill-color="#ffcc99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-width="0.35cm" draw:marker-end-width="0.35cm" draw:fill="solid" draw:fill-color="#83caff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預設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sub 58%" fo:font-size="12pt" style:font-size-asian="12pt" style:font-size-complex="12pt"/>
    </style:style>
    <style:style style:name="T3" style:family="text">
      <style:text-properties style:text-position="-33% 58%" fo:font-size="12pt" style:font-size-asian="12pt" style:font-size-complex="12pt"/>
    </style:style>
    <style:style style:name="T4" style:family="text">
      <style:text-properties style:text-position="0% 100%" fo:font-size="12pt" style:font-size-asian="12pt" style:font-size-complex="12pt"/>
    </style:style>
    <style:style style:name="T5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text-position="-33% 58%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1">
        <draw:custom-shape draw:style-name="gr1" draw:text-style-name="P1" xml:id="id1" draw:id="id1" draw:layer="layout" svg:width="4.4cm" svg:height="4cm" svg:x="2.8cm" svg:y="10.3cm">
          <text:p text:style-name="P1">Articl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1" xml:id="id2" draw:id="id2" draw:layer="layout" svg:width="4.9cm" svg:height="4.2cm" svg:x="9.3cm" svg:y="10.2cm">
          <text:p text:style-name="P1">Pattern</text:p>
          <text:p text:style-name="P1">Matching</text:p>
          <draw:enhanced-geometry svg:viewBox="0 0 21600 21600" draw:type="rectangle" draw:enhanced-path="M 0 0 L 21600 0 21600 21600 0 21600 0 0 Z N"/>
        </draw:custom-shape>
        <draw:custom-shape draw:name="123" draw:style-name="gr1" draw:text-style-name="P2" xml:id="id3" draw:id="id3" draw:layer="layout" svg:width="4.9cm" svg:height="4cm" svg:x="9.3cm" svg:y="3.8cm">
          <text:p text:style-name="P1"><text:span text:style-name="T1">Property-Pattern Table</text:span></text:p>
          <text:p text:style-name="P1"><text:span text:style-name="T1"/></text:p>
          <text:p text:style-name="P1"><text:span text:style-name="T1">Property</text:span><text:span text:style-name="T2">1</text:span><text:span text:style-name="T1">: Pattern</text:span><text:span text:style-name="T3">11</text:span><text:span text:style-name="T1">, </text:span></text:p>
          <text:p text:style-name="P1"><text:span text:style-name="T1"><text:s text:c="20"/></text:span><text:span text:style-name="T1">Pattern</text:span><text:span text:style-name="T3">12</text:span><text:span text:style-name="T1">,...</text:span></text:p>
          <text:p text:style-name="P1"><text:span text:style-name="T1">Property</text:span><text:span text:style-name="T3">2</text:span><text:span text:style-name="T1">: Pattern</text:span><text:span text:style-name="T3">21</text:span><text:span text:style-name="T1">,</text:span></text:p>
          <text:p text:style-name="P1"><text:span text:style-name="T1"><text:s text:c="20"/></text:span><text:span text:style-name="T1">Pattern</text:span><text:span text:style-name="T3">22</text:span><text:span text:style-name="T4">,...</text:span></text:p>
          <text:p text:style-name="P1"><text:span text:style-name="T1">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5" draw:id="id5" draw:layer="layout" svg:width="4.6cm" svg:height="4.2cm" svg:x="20.4cm" svg:y="10.2cm">
          <text:p text:style-name="P1"><text:span text:style-name="T1">Detection Result</text:span></text:p>
          <text:p text:style-name="P1"><text:span text:style-name="T1"/></text:p>
          <text:p text:style-name="P1"><text:span text:style-name="T1">Property</text:span><text:span text:style-name="T3">1 </text:span><text:span text:style-name="T4">(X)</text:span></text:p>
          <text:p text:style-name="P1"><text:span text:style-name="T5">Property</text:span><text:span text:style-name="T6">2 </text:span><text:span text:style-name="T5">(O)</text:span></text:p>
          <text:p text:style-name="P1"><text:span text:style-name="T6"/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2cm" svg:height="4.2cm" svg:x="15.2cm" svg:y="10.2cm">
          <text:p text:style-name="P1"><text:span text:style-name="T1">Result</text:span></text:p>
          <text:p text:style-name="P1"><text:span text:style-name="T1"/></text:p>
          <text:p text:style-name="P1"><text:span text:style-name="T1">Pattern</text:span><text:span text:style-name="T3">11</text:span><text:span text:style-name="T1"> (X)</text:span></text:p>
          <text:p text:style-name="P1"><text:span text:style-name="T1">Pattern</text:span><text:span text:style-name="T3">12</text:span><text:span text:style-name="T1"> (X)</text:span></text:p>
          <text:p text:style-name="P1"><text:span text:style-name="T1">Pattern</text:span><text:span text:style-name="T3">21</text:span><text:span text:style-name="T1"> (O)</text:span></text:p>
          <text:p text:style-name="P1"><text:span text:style-name="T1">Pattern</text:span><text:span text:style-name="T3">22</text:span><text:span text:style-name="T1"> (X)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7.2cm" svg:y1="12.3cm" svg:x2="9.3cm" svg:y2="12.3cm" draw:start-shape="id1" draw:start-glue-point="7" draw:end-shape="id2" draw:end-glue-point="3" svg:d="m7200 12300h2100" svg:viewBox="0 0 2101 1">
          <text:p/>
        </draw:connector>
        <draw:connector draw:style-name="gr2" draw:text-style-name="P1" draw:layer="layout" draw:type="line" svg:x1="11.75cm" svg:y1="7.8cm" svg:x2="11.75cm" svg:y2="10.2cm" draw:start-shape="id3" draw:start-glue-point="6" draw:end-shape="id2" draw:end-glue-point="0" svg:d="m11750 7800v2400" svg:viewBox="0 0 1 2401">
          <text:p/>
        </draw:connector>
        <draw:connector draw:style-name="gr2" draw:text-style-name="P1" draw:layer="layout" draw:type="line" svg:x1="14.2cm" svg:y1="12.3cm" svg:x2="15.2cm" svg:y2="12.3cm" draw:start-shape="id2" draw:start-glue-point="1" draw:end-shape="id4" draw:end-glue-point="3" svg:d="m14200 12300h1000" svg:viewBox="0 0 1001 1">
          <text:p/>
        </draw:connector>
        <draw:connector draw:style-name="gr2" draw:text-style-name="P1" draw:layer="layout" draw:type="line" svg:x1="18.4cm" svg:y1="12.3cm" svg:x2="20.4cm" svg:y2="12.3cm" draw:start-shape="id4" draw:start-glue-point="1" draw:end-shape="id5" draw:end-glue-point="3" svg:d="m18400 12300h2000" svg:viewBox="0 0 2001 1">
          <text:p/>
        </draw:connecto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1">
        <draw:custom-shape draw:style-name="gr1" draw:text-style-name="P4" xml:id="id6" draw:id="id6" draw:layer="layout" svg:width="4.4cm" svg:height="4cm" svg:x="1.2cm" svg:y="10.3cm">
          <text:p text:style-name="P1"><text:span text:style-name="T7">Artic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4" xml:id="id7" draw:id="id7" draw:layer="layout" svg:width="4.9cm" svg:height="4.2cm" svg:x="6.8cm" svg:y="10.2cm">
          <text:p text:style-name="P1"><text:span text:style-name="T7">Pattern</text:span></text:p>
          <text:p text:style-name="P1"><text:span text:style-name="T7">Matching</text:span></text:p>
          <draw:enhanced-geometry svg:viewBox="0 0 21600 21600" draw:type="rectangle" draw:enhanced-path="M 0 0 L 21600 0 21600 21600 0 21600 0 0 Z N"/>
        </draw:custom-shape>
        <draw:custom-shape draw:name="123" draw:style-name="gr1" draw:text-style-name="P2" xml:id="id9" draw:id="id9" draw:layer="layout" svg:width="4.9cm" svg:height="4cm" svg:x="6.8cm" svg:y="1.9cm">
          <text:p text:style-name="P1"><text:span text:style-name="T1">Property-Pattern Table</text:span></text:p>
          <text:p text:style-name="P1"><text:span text:style-name="T1"/></text:p>
          <text:p text:style-name="P1"><text:span text:style-name="T1">Property</text:span><text:span text:style-name="T2">1</text:span><text:span text:style-name="T1">: Pattern</text:span><text:span text:style-name="T3">11</text:span><text:span text:style-name="T1">, </text:span></text:p>
          <text:p text:style-name="P1"><text:span text:style-name="T1"><text:s text:c="20"/></text:span><text:span text:style-name="T1">Pattern</text:span><text:span text:style-name="T3">12</text:span><text:span text:style-name="T1">,...</text:span></text:p>
          <text:p text:style-name="P1"><text:span text:style-name="T1">Property</text:span><text:span text:style-name="T3">2</text:span><text:span text:style-name="T1">: Pattern</text:span><text:span text:style-name="T3">21</text:span><text:span text:style-name="T1">,</text:span></text:p>
          <text:p text:style-name="P1"><text:span text:style-name="T1"><text:s text:c="20"/></text:span><text:span text:style-name="T1">Pattern</text:span><text:span text:style-name="T3">22</text:span><text:span text:style-name="T4">,...</text:span></text:p>
          <text:p text:style-name="P1"><text:span text:style-name="T1">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2" draw:id="id12" draw:layer="layout" svg:width="4.6cm" svg:height="4.2cm" svg:x="22.4cm" svg:y="10.2cm">
          <text:p text:style-name="P1"><text:span text:style-name="T1">Detection Result</text:span></text:p>
          <text:p text:style-name="P1"><text:span text:style-name="T1"/></text:p>
          <text:p text:style-name="P1"><text:span text:style-name="T1">Property</text:span><text:span text:style-name="T3">1 </text:span><text:span text:style-name="T4">(X)</text:span></text:p>
          <text:p text:style-name="P1"><text:span text:style-name="T5">Property</text:span><text:span text:style-name="T6">2 </text:span><text:span text:style-name="T5">(O)</text:span></text:p>
          <text:p text:style-name="P1"><text:span text:style-name="T6"/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3.2cm" svg:height="4.2cm" svg:x="12.7cm" svg:y="10.2cm">
          <text:p text:style-name="P1"><text:span text:style-name="T1">Result</text:span></text:p>
          <text:p text:style-name="P1"><text:span text:style-name="T1"/></text:p>
          <text:p text:style-name="P1"><text:span text:style-name="T1">Pattern</text:span><text:span text:style-name="T3">11</text:span><text:span text:style-name="T1"> (X)</text:span></text:p>
          <text:p text:style-name="P1"><text:span text:style-name="T1">Pattern</text:span><text:span text:style-name="T3">12</text:span><text:span text:style-name="T1"> (X)</text:span></text:p>
          <text:p text:style-name="P1"><text:span text:style-name="T1">Pattern</text:span><text:span text:style-name="T3">21</text:span><text:span text:style-name="T1"> (O)</text:span></text:p>
          <text:p text:style-name="P1"><text:span text:style-name="T1">Pattern</text:span><text:span text:style-name="T3">22</text:span><text:span text:style-name="T1"> (X)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5.6cm" svg:y1="12.3cm" svg:x2="6.8cm" svg:y2="12.3cm" draw:start-shape="id6" draw:start-glue-point="7" draw:end-shape="id7" draw:end-glue-point="3" svg:d="m5600 12300h1200" svg:viewBox="0 0 1201 1">
          <text:p/>
        </draw:connector>
        <draw:connector draw:style-name="gr2" draw:text-style-name="P1" draw:layer="layout" draw:type="line" svg:x1="11.7cm" svg:y1="12.3cm" svg:x2="12.7cm" svg:y2="12.3cm" draw:start-shape="id7" draw:start-glue-point="1" draw:end-shape="id8" draw:end-glue-point="3" svg:d="m11700 12300h1000" svg:viewBox="0 0 1001 1">
          <text:p/>
        </draw:connector>
        <draw:custom-shape draw:style-name="gr1" draw:text-style-name="P1" xml:id="id10" draw:id="id10" draw:layer="layout" svg:width="4.9cm" svg:height="2.4cm" svg:x="6.8cm" svg:y="6.8cm">
          <text:p text:style-name="P1">Pattern</text:p>
          <text:p text:style-name="P1">Selec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4.8cm" svg:height="4.2cm" svg:x="16.8cm" svg:y="10.2cm">
          <text:p text:style-name="P1">Disambiguation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.25cm" svg:y1="5.9cm" svg:x2="9.25cm" svg:y2="6.8cm" draw:start-shape="id9" draw:start-glue-point="6" draw:end-shape="id10" draw:end-glue-point="0" svg:d="m9250 5900v900" svg:viewBox="0 0 1 901">
          <text:p/>
        </draw:connector>
        <draw:connector draw:style-name="gr4" draw:text-style-name="P1" draw:layer="layout" draw:type="line" svg:x1="9.25cm" svg:y1="9.2cm" svg:x2="9.25cm" svg:y2="10.2cm" draw:start-shape="id10" draw:start-glue-point="2" draw:end-shape="id7" draw:end-glue-point="0" svg:d="m9250 9200v1000" svg:viewBox="0 0 1 1001">
          <text:p/>
        </draw:connector>
        <draw:connector draw:style-name="gr4" draw:text-style-name="P1" draw:layer="layout" draw:type="line" svg:x1="15.9cm" svg:y1="12.3cm" svg:x2="16.8cm" svg:y2="12.3cm" draw:start-shape="id8" draw:start-glue-point="1" draw:end-shape="id11" draw:end-glue-point="3" svg:d="m15900 12300h900" svg:viewBox="0 0 901 1">
          <text:p/>
        </draw:connector>
        <draw:connector draw:style-name="gr4" draw:text-style-name="P1" draw:layer="layout" draw:type="line" svg:x1="21.6cm" svg:y1="12.3cm" svg:x2="22.4cm" svg:y2="12.3cm" draw:start-shape="id11" draw:start-glue-point="1" draw:end-shape="id12" draw:end-glue-point="3" svg:d="m21600 12300h800" svg:viewBox="0 0 801 1">
          <text:p/>
        </draw:connecto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1">
        <office:forms form:automatic-focus="false" form:apply-design-mode="false"/>
        <draw:connector draw:style-name="gr2" draw:text-style-name="P1" draw:layer="layout" svg:x1="13.7cm" svg:y1="5.793cm" svg:x2="15.02cm" svg:y2="15.218cm" draw:start-shape="id13" draw:start-glue-point="1" draw:end-shape="id14" draw:end-glue-point="0" svg:d="m13700 5793h1320v9425" svg:viewBox="0 0 1321 9426">
          <text:p/>
        </draw:connector>
        <draw:connector draw:style-name="gr2" draw:text-style-name="P1" draw:layer="layout" svg:x1="13.7cm" svg:y1="5.793cm" svg:x2="14.619cm" svg:y2="11.517cm" draw:start-shape="id13" draw:start-glue-point="1" draw:end-shape="id15" draw:end-glue-point="0" svg:d="m13700 5793h919v5724" svg:viewBox="0 0 920 5725">
          <text:p/>
        </draw:connector>
        <draw:custom-shape draw:style-name="gr1" draw:text-style-name="P4" xml:id="id16" draw:id="id16" draw:layer="layout" svg:width="2.777cm" svg:height="2.988cm" svg:x="9.623cm" svg:y="14.712cm">
          <text:p text:style-name="P4"><text:span text:style-name="T7">Articles</text:span>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4" xml:id="id14" draw:id="id14" draw:layer="layout" svg:width="3.76cm" svg:height="1.982cm" svg:x="13.14cm" svg:y="15.218cm">
          <text:p text:style-name="P4"><text:span text:style-name="T7">Pattern</text:span></text:p>
          <text:p text:style-name="P4"><text:span text:style-name="T7">Match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123" draw:style-name="gr1" draw:text-style-name="P5" xml:id="id26" draw:id="id26" draw:layer="layout" svg:width="5cm" svg:height="2cm" svg:x="2.2cm" svg:y="4.8cm">
          <text:p text:style-name="P5"><text:span text:style-name="T8">Property-Pattern</text:span></text:p>
          <text:p text:style-name="P5"><text:span text:style-name="T8">Tab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xml:id="id13" draw:id="id13" draw:layer="layout" svg:width="3.76cm" svg:height="1.987cm" svg:x="9.94cm" svg:y="4.8cm">
          <text:p text:style-name="P4">Pattern</text:p>
          <text:p text:style-name="P4">Selection</text:p>
          <draw:enhanced-geometry svg:viewBox="0 0 21600 21600" draw:type="rectangle" draw:enhanced-path="M 0 0 L 21600 0 21600 21600 0 21600 0 0 Z N"/>
        </draw:custom-shape>
        <draw:custom-shape draw:style-name="gr1" draw:text-style-name="P4" xml:id="id17" draw:id="id17" draw:layer="layout" svg:width="4.484cm" svg:height="1.982cm" svg:x="17.616cm" svg:y="15.218cm">
          <text:p text:style-name="P4">Disambiguation</text:p>
          <draw:enhanced-geometry svg:viewBox="0 0 21600 21600" draw:type="rectangle" draw:enhanced-path="M 0 0 L 21600 0 21600 21600 0 21600 0 0 Z N"/>
        </draw:custom-shape>
        <draw:custom-shape draw:style-name="gr1" draw:text-style-name="P4" xml:id="id28" draw:id="id28" draw:layer="layout" svg:width="4.4cm" svg:height="4cm" svg:x="2.9cm" svg:y="11.9cm">
          <text:p text:style-name="P1"><text:span text:style-name="T7">Artic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4" xml:id="id27" draw:id="id27" draw:layer="layout" svg:width="4.4cm" svg:height="4cm" svg:x="1.9cm" svg:y="12.9cm">
          <text:p text:style-name="P1"><text:span text:style-name="T7">Content</text:span></text:p>
          <text:p text:style-name="P1"><text:span text:style-name="T7">Stream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4" xml:id="id18" draw:id="id18" draw:layer="layout" svg:width="2.684cm" svg:height="1.982cm" svg:x="22.816cm" svg:y="15.218cm">
          <text:p text:style-name="P4">Resul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2.4cm" svg:y1="16.206cm" svg:x2="13.14cm" svg:y2="16.209cm" draw:start-shape="id16" draw:start-glue-point="7" draw:end-shape="id14" draw:end-glue-point="3" svg:d="m12400 16206 740 3" svg:viewBox="0 0 741 4">
          <text:p/>
        </draw:connector>
        <draw:connector draw:style-name="gr2" draw:text-style-name="P1" draw:layer="layout" draw:type="line" svg:x1="16.9cm" svg:y1="16.209cm" svg:x2="17.616cm" svg:y2="16.209cm" draw:start-shape="id14" draw:start-glue-point="1" draw:end-shape="id17" draw:end-glue-point="3" svg:d="m16900 16209h716" svg:viewBox="0 0 717 1">
          <text:p/>
        </draw:connector>
        <draw:connector draw:style-name="gr2" draw:text-style-name="P1" draw:layer="layout" draw:type="line" svg:x1="22.1cm" svg:y1="16.209cm" svg:x2="22.816cm" svg:y2="16.209cm" draw:start-shape="id17" draw:start-glue-point="1" draw:end-shape="id18" draw:end-glue-point="3" svg:d="m22100 16209h716" svg:viewBox="0 0 717 1">
          <text:p/>
        </draw:connector>
        <draw:custom-shape draw:style-name="gr1" draw:text-style-name="P4" xml:id="id19" draw:id="id19" draw:layer="layout" svg:width="2.777cm" svg:height="2.988cm" svg:x="9.222cm" svg:y="11.011cm">
          <text:p text:style-name="P4"><text:span text:style-name="T7">Articles</text:span>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4" xml:id="id15" draw:id="id15" draw:layer="layout" svg:width="3.76cm" svg:height="1.982cm" svg:x="12.739cm" svg:y="11.517cm">
          <text:p text:style-name="P4"><text:span text:style-name="T7">Pattern</text:span></text:p>
          <text:p text:style-name="P4"><text:span text:style-name="T7">Match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xml:id="id20" draw:id="id20" draw:layer="layout" svg:width="4.484cm" svg:height="1.982cm" svg:x="17.215cm" svg:y="11.517cm">
          <text:p text:style-name="P4">Disambiguation</text:p>
          <draw:enhanced-geometry svg:viewBox="0 0 21600 21600" draw:type="rectangle" draw:enhanced-path="M 0 0 L 21600 0 21600 21600 0 21600 0 0 Z N"/>
        </draw:custom-shape>
        <draw:custom-shape draw:style-name="gr1" draw:text-style-name="P4" xml:id="id21" draw:id="id21" draw:layer="layout" svg:width="2.684cm" svg:height="1.982cm" svg:x="22.415cm" svg:y="11.517cm">
          <text:p text:style-name="P4">Resul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1.999cm" svg:y1="12.505cm" svg:x2="12.739cm" svg:y2="12.508cm" draw:start-shape="id19" draw:start-glue-point="7" draw:end-shape="id15" draw:end-glue-point="3" svg:d="m11999 12505 740 3" svg:viewBox="0 0 741 4">
          <text:p/>
        </draw:connector>
        <draw:connector draw:style-name="gr2" draw:text-style-name="P1" draw:layer="layout" draw:type="line" svg:x1="16.499cm" svg:y1="12.508cm" svg:x2="17.215cm" svg:y2="12.508cm" draw:start-shape="id15" draw:start-glue-point="1" draw:end-shape="id20" draw:end-glue-point="3" svg:d="m16499 12508h716" svg:viewBox="0 0 717 1">
          <text:p/>
        </draw:connector>
        <draw:connector draw:style-name="gr2" draw:text-style-name="P1" draw:layer="layout" draw:type="line" svg:x1="21.699cm" svg:y1="12.508cm" svg:x2="22.415cm" svg:y2="12.508cm" draw:start-shape="id20" draw:start-glue-point="1" draw:end-shape="id21" draw:end-glue-point="3" svg:d="m21699 12508h716" svg:viewBox="0 0 717 1">
          <text:p/>
        </draw:connector>
        <draw:custom-shape draw:style-name="gr1" draw:text-style-name="P4" xml:id="id22" draw:id="id22" draw:layer="layout" svg:width="2.777cm" svg:height="2.988cm" svg:x="8.822cm" svg:y="7.511cm">
          <text:p text:style-name="P4"><text:span text:style-name="T7">Articles</text:span>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4" xml:id="id23" draw:id="id23" draw:layer="layout" svg:width="3.76cm" svg:height="1.982cm" svg:x="12.339cm" svg:y="8.017cm">
          <text:p text:style-name="P4"><text:span text:style-name="T7">Pattern</text:span></text:p>
          <text:p text:style-name="P4"><text:span text:style-name="T7">Match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xml:id="id24" draw:id="id24" draw:layer="layout" svg:width="4.484cm" svg:height="1.982cm" svg:x="16.815cm" svg:y="8.017cm">
          <text:p text:style-name="P4">Disambiguation</text:p>
          <draw:enhanced-geometry svg:viewBox="0 0 21600 21600" draw:type="rectangle" draw:enhanced-path="M 0 0 L 21600 0 21600 21600 0 21600 0 0 Z N"/>
        </draw:custom-shape>
        <draw:custom-shape draw:style-name="gr1" draw:text-style-name="P4" xml:id="id25" draw:id="id25" draw:layer="layout" svg:width="2.684cm" svg:height="1.982cm" svg:x="22.015cm" svg:y="8.017cm">
          <text:p text:style-name="P4">Resul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1.599cm" svg:y1="9.005cm" svg:x2="12.339cm" svg:y2="9.008cm" draw:start-shape="id22" draw:start-glue-point="7" draw:end-shape="id23" draw:end-glue-point="3" svg:d="m11599 9005 740 3" svg:viewBox="0 0 741 4">
          <text:p/>
        </draw:connector>
        <draw:connector draw:style-name="gr2" draw:text-style-name="P1" draw:layer="layout" draw:type="line" svg:x1="16.099cm" svg:y1="9.008cm" svg:x2="16.815cm" svg:y2="9.008cm" draw:start-shape="id23" draw:start-glue-point="1" draw:end-shape="id24" draw:end-glue-point="3" svg:d="m16099 9008h716" svg:viewBox="0 0 717 1">
          <text:p/>
        </draw:connector>
        <draw:connector draw:style-name="gr2" draw:text-style-name="P1" draw:layer="layout" draw:type="line" svg:x1="21.299cm" svg:y1="9.008cm" svg:x2="22.015cm" svg:y2="9.008cm" draw:start-shape="id24" draw:start-glue-point="1" draw:end-shape="id25" draw:end-glue-point="3" svg:d="m21299 9008h716" svg:viewBox="0 0 717 1">
          <text:p/>
        </draw:connector>
        <draw:connector draw:style-name="gr2" draw:text-style-name="P1" draw:layer="layout" draw:type="line" svg:x1="7.2cm" svg:y1="5.8cm" svg:x2="9.94cm" svg:y2="5.793cm" draw:start-shape="id26" draw:start-glue-point="7" draw:end-shape="id13" draw:end-glue-point="3" svg:d="m7200 5800 2740-7" svg:viewBox="0 0 2741 8">
          <text:p/>
        </draw:connector>
        <draw:connector draw:style-name="gr2" draw:text-style-name="P1" draw:layer="layout" svg:x1="13.7cm" svg:y1="5.793cm" svg:x2="14.219cm" svg:y2="8.017cm" draw:start-shape="id13" draw:start-glue-point="1" draw:end-shape="id23" svg:d="m13700 5793h519v2224" svg:viewBox="0 0 520 2225">
          <text:p/>
        </draw:connector>
        <draw:connector draw:style-name="gr2" draw:text-style-name="P1" draw:layer="layout" draw:type="line" svg:x1="6.3cm" svg:y1="14.9cm" svg:x2="9.623cm" svg:y2="16.206cm" draw:start-shape="id27" draw:start-glue-point="7" draw:end-shape="id16" draw:end-glue-point="5" svg:d="m6300 14900 3323 1306" svg:viewBox="0 0 3324 1307">
          <text:p/>
        </draw:connector>
        <draw:connector draw:style-name="gr2" draw:text-style-name="P1" draw:layer="layout" draw:type="line" svg:x1="7.3cm" svg:y1="13.9cm" svg:x2="9.222cm" svg:y2="12.505cm" draw:start-shape="id28" draw:start-glue-point="7" draw:end-shape="id19" draw:end-glue-point="5" svg:d="m7300 13900 1922-1395" svg:viewBox="0 0 1923 1396">
          <text:p/>
        </draw:connector>
        <draw:connector draw:style-name="gr2" draw:text-style-name="P1" draw:layer="layout" draw:type="line" svg:x1="5.1cm" svg:y1="11.9cm" svg:x2="8.822cm" svg:y2="9.005cm" draw:start-shape="id28" draw:start-glue-point="4" draw:end-shape="id22" draw:end-glue-point="5" svg:d="m5100 11900 3722-2895" svg:viewBox="0 0 3723 2896">
          <text:p/>
        </draw:connecto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0">
        <draw:custom-shape draw:style-name="gr6" draw:text-style-name="P1" xml:id="id32" draw:id="id32" draw:layer="layout" svg:width="3.2cm" svg:height="2.2cm" svg:x="12cm" svg:y="3.367cm">
          <text:p text:style-name="P1">was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9" draw:id="id29" draw:layer="layout" svg:width="3.2cm" svg:height="2.2cm" svg:x="12cm" svg:y="6.334cm">
          <text:p text:style-name="P1">born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30" draw:id="id30" draw:layer="layout" svg:width="3.2cm" svg:height="2.2cm" svg:x="8.2cm" svg:y="9.2cm">
          <text:p text:style-name="P1">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34" draw:id="id34" draw:layer="layout" svg:width="3.2cm" svg:height="2.2cm" svg:x="15.8cm" svg:y="9.3cm">
          <text:p text:style-name="P1">[[det]]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36" draw:id="id36" draw:layer="layout" svg:width="3.2cm" svg:height="2.2cm" svg:x="15.8cm" svg:y="12.1cm">
          <text:p text:style-name="P1">village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1" draw:id="id31" draw:layer="layout" svg:width="3.2cm" svg:height="2.2cm" svg:x="12cm" svg:y="0.5cm">
          <text:p text:style-name="P1">Root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38" draw:id="id38" draw:layer="layout" svg:width="3.2cm" svg:height="2.2cm" svg:x="17.8cm" svg:y="14.5cm">
          <text:p text:style-name="P1">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39" draw:id="id39" draw:layer="layout" svg:width="3.2cm" svg:height="2.2cm" svg:x="17.8cm" svg:y="17.3cm">
          <text:p text:style-name="P1">ID=518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37" draw:id="id37" draw:layer="layout" svg:width="3.2cm" svg:height="2.2cm" svg:x="14cm" svg:y="14.536cm">
          <text:p text:style-name="P1">ID=510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33" draw:id="id33" draw:layer="layout" svg:width="3.2cm" svg:height="2.2cm" svg:x="12cm" svg:y="9.2cm">
          <text:p text:style-name="P1">ID=815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35" draw:id="id35" draw:layer="layout" svg:width="3.2cm" svg:height="2.2cm" svg:x="8.2cm" svg:y="12.1cm">
          <text:p text:style-name="P1">ID=67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468cm" svg:y1="8.212cm" svg:x2="9.8cm" svg:y2="9.2cm" draw:start-shape="id29" draw:start-glue-point="7" draw:end-shape="id30" draw:end-glue-point="4" svg:d="m12468 8212-2668 988" svg:viewBox="0 0 2669 989">
          <text:p/>
        </draw:connector>
        <draw:connector draw:style-name="gr2" draw:text-style-name="P1" draw:layer="layout" draw:type="line" svg:x1="13.6cm" svg:y1="2.7cm" svg:x2="13.6cm" svg:y2="3.367cm" draw:start-shape="id31" draw:start-glue-point="8" draw:end-shape="id32" draw:end-glue-point="4" svg:d="m13600 2700v667" svg:viewBox="0 0 1 668">
          <text:p/>
        </draw:connector>
        <draw:connector draw:style-name="gr2" draw:text-style-name="P1" draw:layer="layout" draw:type="line" svg:x1="13.6cm" svg:y1="5.567cm" svg:x2="13.6cm" svg:y2="6.334cm" draw:start-shape="id32" draw:start-glue-point="8" draw:end-shape="id29" draw:end-glue-point="4" svg:d="m13600 5567v767" svg:viewBox="0 0 1 768">
          <text:p/>
        </draw:connector>
        <draw:connector draw:style-name="gr2" draw:text-style-name="P1" draw:layer="layout" draw:type="line" svg:x1="13.6cm" svg:y1="8.534cm" svg:x2="13.6cm" svg:y2="9.2cm" draw:start-shape="id29" draw:start-glue-point="8" draw:end-shape="id33" draw:end-glue-point="4" svg:d="m13600 8534v666" svg:viewBox="0 0 1 667">
          <text:p/>
        </draw:connector>
        <draw:connector draw:style-name="gr2" draw:text-style-name="P1" draw:layer="layout" draw:type="line" svg:x1="14.732cm" svg:y1="8.212cm" svg:x2="17.4cm" svg:y2="9.3cm" draw:start-shape="id29" draw:start-glue-point="9" draw:end-shape="id34" draw:end-glue-point="4" svg:d="m14732 8212 2668 1088" svg:viewBox="0 0 2669 1089">
          <text:p/>
        </draw:connector>
        <draw:connector draw:style-name="gr2" draw:text-style-name="P1" draw:layer="layout" draw:type="line" svg:x1="9.8cm" svg:y1="11.4cm" svg:x2="9.8cm" svg:y2="12.1cm" draw:start-shape="id30" draw:start-glue-point="8" draw:end-shape="id35" draw:end-glue-point="4" svg:d="m9800 11400v700" svg:viewBox="0 0 1 701">
          <text:p/>
        </draw:connector>
        <draw:connector draw:style-name="gr2" draw:text-style-name="P1" draw:layer="layout" draw:type="line" svg:x1="17.4cm" svg:y1="11.5cm" svg:x2="17.4cm" svg:y2="12.1cm" draw:start-shape="id34" draw:start-glue-point="8" draw:end-shape="id36" draw:end-glue-point="4" svg:d="m17400 11500v600" svg:viewBox="0 0 1 601">
          <text:p/>
        </draw:connector>
        <draw:connector draw:style-name="gr2" draw:text-style-name="P1" draw:layer="layout" draw:type="line" svg:x1="16.268cm" svg:y1="13.978cm" svg:x2="15.6cm" svg:y2="14.536cm" draw:start-shape="id36" draw:start-glue-point="7" draw:end-shape="id37" draw:end-glue-point="4" svg:d="m16268 13978-668 558" svg:viewBox="0 0 669 559">
          <text:p/>
        </draw:connector>
        <draw:connector draw:style-name="gr2" draw:text-style-name="P1" draw:layer="layout" draw:type="line" svg:x1="18.532cm" svg:y1="13.978cm" svg:x2="19.4cm" svg:y2="14.5cm" draw:start-shape="id36" draw:start-glue-point="9" draw:end-shape="id38" draw:end-glue-point="4" svg:d="m18532 13978 868 522" svg:viewBox="0 0 869 523">
          <text:p/>
        </draw:connector>
        <draw:connector draw:style-name="gr2" draw:text-style-name="P1" draw:layer="layout" draw:type="line" svg:x1="19.4cm" svg:y1="16.7cm" svg:x2="19.4cm" svg:y2="17.3cm" draw:start-shape="id38" draw:start-glue-point="8" draw:end-shape="id39" draw:end-glue-point="4" svg:d="m19400 16700v600" svg:viewBox="0 0 1 601">
          <text:p/>
        </draw:connector>
        <draw:custom-shape draw:style-name="gr10" draw:text-style-name="P1" draw:layer="layout" svg:width="3.4cm" svg:height="1cm" svg:x="0.6cm" svg:y="17.6cm">
          <text:p text:style-name="P1">POS Tag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4cm" svg:height="1cm" svg:x="0.6cm" svg:y="15.2cm">
          <text:p text:style-name="P1">Roo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4cm" svg:height="1cm" svg:x="0.6cm" svg:y="16.4cm">
          <text:p text:style-name="P1">Word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4cm" svg:height="1cm" svg:x="0.6cm" svg:y="18.8cm">
          <text:p text:style-name="P1">Pattern ID</text:p>
          <draw:enhanced-geometry svg:viewBox="0 0 21600 21600" draw:type="rectangle" draw:enhanced-path="M 0 0 L 21600 0 21600 21600 0 21600 0 0 Z N"/>
        </draw:custom-shape>
        <draw:frame draw:style-name="gr11" draw:layer="layout" svg:width="8.432cm" svg:height="3.806cm" svg:x="4.368cm" svg:y="16cm">
          <draw:text-box>
            <text:p>Patterns:</text:p>
            <text:p>(1) <text:span text:style-name="T9">was born</text:span></text:p>
            <text:p>(2) <text:span text:style-name="T9">was born at</text:span></text:p>
            <text:p>(3) <text:span text:style-name="T9">was born [[det]] village</text:span></text:p>
            <text:p>(4) <text:span text:style-name="T9">was born [[det]] village i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24pt" fo:language="en" fo:country="US" style:font-family-asian="文泉驛微米黑" style:font-family-generic-asian="system" style:font-pitch-asian="variable" style:font-size-asian="24pt" style:language-asian="zh" style:country-asian="TW" style:font-family-complex="文泉驛微米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文泉驛微米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文泉驛微米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397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3.968cm" svg:height="10.476cm" svg:x="3.81cm" svg:y="2.123cm" presentation:class="page"/>
        <draw:frame presentation:style-name="預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Qing-Cheng Li</meta:initial-creator>
    <meta:creation-date>2014-07-22T11:13:10.057582471</meta:creation-date>
    <dc:date>2014-07-22T21:58:14</dc:date>
    <dc:creator>Qing-Cheng Li</dc:creator>
    <meta:editing-duration>PT1H10M12S</meta:editing-duration>
    <meta:editing-cycles>6</meta:editing-cycles>
    <meta:generator>LibreOffice/3.5$Linux_X86_64 LibreOffice_project/350m1$Build-2</meta:generator>
    <meta:document-statistic meta:object-count="109"/>
  </office:meta>
</office:document-meta>
</file>